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1A7CF620D53E15F4129.png" manifest:media-type="image/png"/>
  <manifest:file-entry manifest:full-path="Pictures/1000000100000348000001BCFF87F5842C0EEB23.png" manifest:media-type="image/png"/>
  <manifest:file-entry manifest:full-path="Pictures/1000000100000354000001E37ACBD1F7599C45C8.png" manifest:media-type="image/png"/>
  <manifest:file-entry manifest:full-path="Pictures/1000000100000356000001AB39030E705667FDF5.png" manifest:media-type="image/png"/>
  <manifest:file-entry manifest:full-path="Pictures/1000000100000348000001F5265231EE81F496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paragraph-rsid="001c87ac"/>
    </style:style>
    <style:style style:name="P3" style:family="paragraph" style:parent-style-name="Preformatted_20_Text">
      <style:paragraph-properties fo:break-before="page"/>
      <style:text-properties officeooo:paragraph-rsid="001c87a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3" draw:name="Imagen1" text:anchor-type="char" svg:x="0in" svg:y="0.3126in" svg:width="6.9252in" svg:height="3.6598in" draw:z-index="0"><draw:image xlink:href="Pictures/1000000100000348000001BCFF87F5842C0EEB23.png" xlink:type="simple" xlink:show="embed" xlink:actuate="onLoad" draw:mime-type="image/png"/></draw:frame><text:s/></text:p>
      <text:p text:style-name="Preformatted_20_Text"/>
      <text:p text:style-name="Preformatted_20_Text"/>
      <text:p text:style-name="Preformatted_20_Text"><draw:frame draw:style-name="fr2" draw:name="Imagen2" text:anchor-type="char" svg:width="6.9252in" svg:height="4.1299in" draw:z-index="1"><draw:image xlink:href="Pictures/1000000100000348000001F5265231EE81F49671.png" xlink:type="simple" xlink:show="embed" xlink:actuate="onLoad" draw:mime-type="image/png"/></draw:frame><text:s/></text:p>
      <text:p text:style-name="Preformatted_20_Text"/>
      <text:p text:style-name="P1"/>
      <text:p text:style-name="Preformatted_20_Text"/>
      <text:p text:style-name="Preformatted_20_Text"><draw:frame draw:style-name="fr2" draw:name="Imagen3" text:anchor-type="char" svg:width="6.9252in" svg:height="3.4626in" draw:z-index="2"><draw:image xlink:href="Pictures/1000000100000356000001AB39030E705667FDF5.png" xlink:type="simple" xlink:show="embed" xlink:actuate="onLoad" draw:mime-type="image/png"/></draw:frame><text:s/></text:p>
      <text:p text:style-name="P2"><draw:frame draw:style-name="fr2" draw:name="Imagen4" text:anchor-type="char" svg:width="6.9252in" svg:height="3.9256in" draw:z-index="3"><draw:image xlink:href="Pictures/1000000100000354000001E37ACBD1F7599C45C8.png" xlink:type="simple" xlink:show="embed" xlink:actuate="onLoad" draw:mime-type="image/png"/></draw:frame><text:s text:c="4"/></text:p>
      <text:p text:style-name="P2"/>
      <text:p text:style-name="P2"/>
      <text:p text:style-name="P3"/>
      <text:p text:style-name="Preformatted_20_Text"><draw:frame draw:style-name="fr1" draw:name="Imagen5" text:anchor-type="char" svg:width="6.9252in" svg:height="3.4457in" draw:z-index="4"><draw:image xlink:href="Pictures/1000000100000352000001A7CF620D53E15F41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11-26T10:13:01.748000000</dc:date>
    <meta:editing-duration>PT13M53S</meta:editing-duration>
    <meta:editing-cycles>4</meta:editing-cycles>
    <meta:document-statistic meta:table-count="0" meta:image-count="5" meta:object-count="0" meta:page-count="3" meta:paragraph-count="4" meta:word-count="0" meta:character-count="7" meta:non-whitespace-character-count="0"/>
  </office:meta>
</office:document-meta>
</file>